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text-properties style:font-name="Arial" fo:font-weight="bold" style:font-weight-asian="bold" style:font-name-complex="Arial1" style:font-weight-complex="bold"/>
    </style:style>
    <style:style style:name="P3" style:family="paragraph" style:parent-style-name="Standard" style:list-style-name="WW8Num31"/>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arning to Communicate and Advocate for Older Parents</text:p>
      <text:p text:style-name="Standard"/>
      <text:p text:style-name="Standard">This course is one in a series of short courses built on a framework called CARE Coaching. CARE Coaching courses provide working caregivers, both current and future, with essential tools and knowledge to effectively deal with a variety of issues arising from caring for older relatives or friends.</text:p>
      <text:p text:style-name="Standard"/>
      <text:p text:style-name="Standard">CARE Coaching considers real life situations that family caregivers must often deal with (such as having conversations with aging parents about their future care, managing health information, communicating with health care providers, navigat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3085134181" text:style-name="WW8Num31">
        <text:list-item>
          <text:list>
            <text:list-item>
              <text:p text:style-name="P3">Communicate</text:p>
            </text:list-item>
            <text:list-item>
              <text:p text:style-name="P3">Advocate</text:p>
            </text:list-item>
            <text:list-item>
              <text:p text:style-name="P3">Relate</text:p>
            </text:list-item>
            <text:list-item>
              <text:p text:style-name="P3">Encourage</text:p>
            </text:list-item>
          </text:list>
        </text:list-item>
      </text:list>
      <text:p text:style-name="Standard"/>
      <text:p text:style-name="Standard">CARE Coaching involves helping family caregivers think differently about a caregiving situation so they may feel confident about their responsibilities and actions.</text:p>
      <text:p text:style-name="Standard"><text:s/></text:p>
      <text:p text:style-name="P1">Objectives</text:p>
      <text:p text:style-name="Standard">Caregivers will address 'communicating’ as the first component of CARE Coaching.</text:p>
      <text:p text:style-name="Standard"><text:s/></text:p>
      <text:p text:style-name="Standard"><text:span text:style-name="T1">Facilitator - </text:span>Ellen Ziegemeier, MA</text:p>
      <text:p text:style-name="Standard">Ms. Ziegemeier has been facilitating online courses for Mather LifeWays Institute on Aging since 2004. She earned her Masters in Anthropology, and has worked locally and in Latin America and South America for various aging services. She is fluent in English and Spanish, and she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3085134182" text:style-name="L1">
        <text:list-item>
          <text:p text:style-name="P4">A reliable computer with the following operating system installed: Windows, OSX, Linux</text:p>
        </text:list-item>
        <text:list-item>
          <text:p text:style-name="P4">Internet access</text:p>
        </text:list-item>
        <text:list-item>
          <text:p text:style-name="P4">Word processor (Microsoft Word, LibreOffice Writer or similar)</text:p>
        </text:list-item>
        <text:list-item>
          <text:p text:style-name="P4">Spreadsheet processor (Microsoft Power Point, LibreOffice Calc or similar)</text:p>
        </text:list-item>
        <text:list-item>
          <text:p text:style-name="P4">Presentation processor (Microsoft Power Point, LibreOffice Impress or similar)</text:p>
        </text:list-item>
        <text:list-item>
          <text:p text:style-name="P4">Adobe Acrobat</text:p>
        </text:list-item>
      </text:list>
      <text:p text:style-name="Standard"><text:s/></text:p>
      <text:p text:style-name="P1">Participant Access</text:p>
      <text:p text:style-name="Standard">You will have access for 90 days from the date of your original enrollment. </text:p>
      <text:p text:style-name="Standard"><text:s/></text:p>
      <text:p text:style-name="P1"/>
      <text:p text:style-name="P1"/>
      <text:p text:style-name="P1"><text:soft-page-break/>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24T20:18:31</dc:date>
    <meta:editing-duration>PT36M34S</meta:editing-duration>
    <meta:editing-cycles>72</meta:editing-cycles>
    <meta:generator>LibreOffice/3.5$Linux_X86_64 LibreOffice_project/350m1$Build-2</meta:generator>
    <meta:document-statistic meta:table-count="0" meta:image-count="0" meta:object-count="0" meta:page-count="2" meta:paragraph-count="34" meta:word-count="388" meta:character-count="2623" meta:non-whitespace-character-count="2259"/>
  </office:meta>
</office:document-meta>
</file>